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5663" officeooo:paragraph-rsid="00095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zes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2:14:29.961765672</meta:creation-date>
    <dc:date>2017-04-25T12:14:39.784165618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6.2$Linux_X86_64 LibreOffice_project/10m0$Build-2</meta:generator>
  </office:meta>
</office:document-meta>
</file>